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87,411,745,161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26,508,877,305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72,630,364,208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77,811,911,394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42,477,096,211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21,016,262,734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98,523,568,248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28,301,269,069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79,834,179,020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39,737,508,413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33,609,081,852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29,028,505,365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44,622,003,093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06,144,336,269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55,110,181,539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7,827,260,805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99,072,058,823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90,905,493,539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72,219,461,126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70,031,005,016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74,685,791,563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59,357,789,772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60,193,242,09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40:03.788931458</dc:date>
    <meta:editing-duration>PT5H31M22S</meta:editing-duration>
    <meta:editing-cycles>135</meta:editing-cycles>
    <meta:generator>LibreOffice/7.2.6.2$Linux_X86_64 LibreOffice_project/20$Build-2</meta:generator>
    <meta:document-statistic meta:table-count="1" meta:cell-count="48" meta:object-count="0"/>
  </office:meta>
</office:document-meta>
</file>